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918cm" fo:min-width="5.748cm" fo:padding-top="0.176cm" fo:padding-bottom="0.176cm" fo:padding-left="0.301cm" fo:padding-right="0.301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="Arrow" draw:marker-end-width="0.457cm" draw:fill="none" draw:textarea-horizontal-align="justify" draw:textarea-vertical-align="middle" draw:auto-grow-height="false" fo:min-height="0.918cm" fo:min-width="5.748cm" fo:padding-top="0.176cm" fo:padding-bottom="0.176cm" fo:padding-left="0.301cm" fo:padding-right="0.30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2cm" svg:stroke-color="#000000" draw:marker-start-width="0.356cm" draw:marker-end="Arrow" draw:marker-end-width="0.306cm" draw:fill="solid" draw:textarea-vertical-align="middle" fo:padding-top="0.176cm" fo:padding-bottom="0.176cm" fo:padding-left="0.301cm" fo:padding-right="0.301cm" loext:decorative="false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1.423cm" fo:min-width="5.556cm" fo:padding-top="0.176cm" fo:padding-bottom="0.176cm" fo:padding-left="0.301cm" fo:padding-right="0.301cm" loext:decorative="false"/>
      <style:paragraph-properties style:writing-mode="lr-tb"/>
    </style:style>
    <style:style style:name="gr5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3.556cm" fo:min-width="2.748cm" fo:padding-top="0.176cm" fo:padding-bottom="0.176cm" fo:padding-left="0.301cm" fo:padding-right="0.301cm" loext:decorative="false"/>
      <style:paragraph-properties style:writing-mode="lr-tb"/>
    </style:style>
    <style:style style:name="gr6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2.134cm" fo:min-width="2.676cm" fo:padding-top="0.176cm" fo:padding-bottom="0.176cm" fo:padding-left="0.301cm" fo:padding-right="0.301cm" loext:decorative="false"/>
      <style:paragraph-properties style:writing-mode="lr-tb"/>
    </style:style>
    <style:style style:name="gr7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2.504cm" fo:padding-top="0.176cm" fo:padding-bottom="0.176cm" fo:padding-left="0.301cm" fo:padding-right="0.301cm" loext:decorative="false"/>
      <style:paragraph-properties style:writing-mode="lr-tb"/>
    </style:style>
    <style:style style:name="gr8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2.009cm" fo:padding-top="0.176cm" fo:padding-bottom="0.176cm" fo:padding-left="0.301cm" fo:padding-right="0.30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35cm" svg:height="1.27cm" svg:x="3.784cm" svg:y="11.445cm">
          <draw:glue-point draw:id="4" svg:x="3cm" svg:y="-4.921cm"/>
          <draw:glue-point draw:id="5" svg:x="-3cm" svg:y="-4.921cm"/>
          <draw:glue-point draw:id="6" svg:x="-1cm" svg:y="-4.921cm"/>
          <draw:glue-point draw:id="7" svg:x="1cm" svg:y="-4.921cm"/>
          <text:p text:style-name="P1">Weapo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35cm" svg:height="1.27cm" svg:x="3.784cm" svg:y="2.645cm">
          <draw:glue-point draw:id="4" svg:x="3cm" svg:y="4.921cm"/>
          <draw:glue-point draw:id="5" svg:x="-3cm" svg:y="4.921cm"/>
          <draw:glue-point draw:id="6" svg:x="-1cm" svg:y="4.921cm"/>
          <draw:glue-point draw:id="7" svg:x="1cm" svg:y="4.921cm"/>
          <draw:glue-point draw:id="8" svg:x="-1cm" svg:y="-4.629cm"/>
          <draw:glue-point draw:id="9" svg:x="1cm" svg:y="-4.629cm"/>
          <text:p text:style-name="P1">Mission Compu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35cm" svg:height="1.27cm" svg:x="3.784cm" svg:y="7.645cm">
          <draw:glue-point draw:id="4" svg:x="3cm" svg:y="5cm"/>
          <draw:glue-point draw:id="5" svg:x="3cm" svg:y="-5cm"/>
          <draw:glue-point draw:id="6" svg:x="-3cm" svg:y="-5cm"/>
          <draw:glue-point draw:id="7" svg:x="-3cm" svg:y="5cm"/>
          <draw:glue-point draw:id="8" svg:x="-1cm" svg:y="-5cm"/>
          <draw:glue-point draw:id="9" svg:x="1cm" svg:y="-5cm"/>
          <draw:glue-point draw:id="10" svg:x="-1cm" svg:y="5.401cm"/>
          <draw:glue-point draw:id="11" svg:x="1cm" svg:y="5cm"/>
          <text:p text:style-name="P1">Stores Controll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.324cm" svg:y1="3.904cm" svg:x2="6.324cm" svg:y2="7.645cm" draw:start-shape="id1" draw:start-glue-point="6" draw:end-shape="id2" draw:end-glue-point="8" svg:d="M6324 3904v3741" svg:viewBox="0 0 1 3742">
          <text:p/>
        </draw:connector>
        <draw:connector draw:style-name="gr3" draw:text-style-name="P3" draw:layer="layout" draw:type="curve" svg:x1="6.324cm" svg:y1="8.915cm" svg:x2="6.324cm" svg:y2="11.456cm" draw:start-shape="id2" draw:start-glue-point="10" draw:end-shape="id3" draw:end-glue-point="6" svg:d="M6324 8915v2541" svg:viewBox="0 0 1 2542">
          <text:p/>
        </draw:connector>
        <draw:connector draw:style-name="gr3" draw:text-style-name="P3" draw:layer="layout" draw:type="curve" svg:x1="7.594cm" svg:y1="11.456cm" svg:x2="7.594cm" svg:y2="8.915cm" draw:start-shape="id3" draw:start-glue-point="7" draw:end-shape="id2" draw:end-glue-point="11" svg:d="M7594 11456v-2541" svg:viewBox="0 0 1 2542">
          <text:p/>
        </draw:connector>
        <draw:connector draw:style-name="gr3" draw:text-style-name="P3" draw:layer="layout" draw:type="curve" svg:x1="7.594cm" svg:y1="7.645cm" svg:x2="7.594cm" svg:y2="3.904cm" draw:start-shape="id2" draw:start-glue-point="9" draw:end-shape="id1" draw:end-glue-point="7" svg:d="M7594 7645v-3741" svg:viewBox="0 0 1 3742">
          <text:p/>
        </draw:connector>
        <draw:frame draw:style-name="gr4" draw:text-style-name="P4" draw:layer="layout" svg:width="6.158cm" svg:height="1.775cm" svg:x="7.497cm" svg:y="4.787cm">
          <draw:text-box>
            <text:p>Weapon status</text:p>
            <text:p>Weapon target data</text:p>
          </draw:text-box>
        </draw:frame>
        <draw:frame draw:style-name="gr4" draw:text-style-name="P4" draw:layer="layout" svg:width="6.158cm" svg:height="1.775cm" svg:x="7.497cm" svg:y="9.388cm">
          <draw:text-box>
            <text:p>Weapon status</text:p>
            <text:p>Weapon target data</text:p>
          </draw:text-box>
        </draw:frame>
        <draw:frame draw:style-name="gr5" draw:text-style-name="P4" draw:layer="layout" svg:width="3.35cm" svg:height="3.908cm" svg:x="3cm" svg:y="3.842cm">
          <draw:text-box>
            <text:list text:style-name="L2">
              <text:list-item>
                <text:p>mission</text:p>
              </text:list-item>
            </text:list>
            <text:p><text:s text:c="4"/>status</text:p>
            <text:list text:continue-numbering="true" text:style-name="L2">
              <text:list-item>
                <text:p>on, off,</text:p>
                <text:p>target,</text:p>
                <text:p>release</text:p>
              </text:list-item>
            </text:list>
          </draw:text-box>
        </draw:frame>
        <draw:frame draw:style-name="gr6" draw:text-style-name="P4" draw:layer="layout" svg:width="3.278cm" svg:height="2.486cm" svg:x="3cm" svg:y="8.922cm">
          <draw:text-box>
            <text:list text:style-name="L2">
              <text:list-item>
                <text:p>on, off,</text:p>
                <text:p>target,</text:p>
                <text:p>release</text:p>
              </text:list-item>
            </text:list>
          </draw:text-box>
        </draw:frame>
        <draw:frame draw:style-name="gr7" draw:text-style-name="P4" xml:id="id4" draw:id="id4" draw:layer="layout" svg:width="3.106cm" svg:height="1.064cm" svg:x="3.806cm" svg:y="0.136cm">
          <draw:text-box>
            <text:p>Operator</text:p>
          </draw:text-box>
          <draw:glue-point draw:id="4" svg:x="3.106cm" svg:y="5cm"/>
        </draw:frame>
        <draw:connector draw:style-name="gr3" draw:text-style-name="P3" draw:layer="layout" draw:type="curve" svg:x1="6.323cm" svg:y1="1.2cm" svg:x2="6.324cm" svg:y2="2.693cm" draw:start-shape="id4" draw:start-glue-point="4" draw:end-shape="id1" draw:end-glue-point="8" svg:d="M6323 1200c0 1045 1 299 1 1493" svg:viewBox="0 0 2 1494">
          <text:p/>
        </draw:connector>
        <draw:frame draw:style-name="gr8" draw:text-style-name="P4" xml:id="id5" draw:id="id5" draw:layer="layout" svg:width="2.611cm" svg:height="1.064cm" svg:x="0.105cm" svg:y="2.739cm">
          <draw:text-box>
            <text:p>Sensor</text:p>
          </draw:text-box>
          <draw:glue-point draw:id="4" svg:x="-2.78cm" svg:y="4.699cm"/>
        </draw:frame>
        <draw:connector draw:style-name="gr3" draw:text-style-name="P3" draw:layer="layout" draw:type="curve" svg:x1="2.716cm" svg:y1="3.271cm" svg:x2="3.784cm" svg:y2="3.28cm" draw:start-shape="id5" draw:start-glue-point="1" draw:end-shape="id1" draw:end-glue-point="3" svg:d="M2716 3271c763 0 230 9 1068 9" svg:viewBox="0 0 1069 10">
          <text:p/>
        </draw:connector>
        <draw:frame draw:style-name="gr4" draw:text-style-name="P4" draw:layer="layout" svg:width="6.158cm" svg:height="1.775cm" svg:x="7.497cm" svg:y="0.088cm">
          <draw:text-box>
            <text:p>Weapon status</text:p>
            <text:p>Weapon target data</text:p>
          </draw:text-box>
        </draw:frame>
        <draw:connector draw:style-name="gr3" draw:text-style-name="P3" draw:layer="layout" draw:type="curve" svg:x1="7.624cm" svg:y1="2.667cm" svg:x2="7.623cm" svg:y2="1.174cm" svg:d="M7624 2667c0-1119-1-373-1-1493" svg:viewBox="0 0 2 1494">
          <text:p/>
        </draw:connector>
        <draw:frame draw:style-name="gr9" draw:text-style-name="P6" draw:layer="layout" svg:width="4.232cm" svg:height="1.673cm" svg:x="1.848cm" svg:y="0.978cm">
          <draw:text-box>
            <text:p text:style-name="P5">on, off, target</text:p>
            <text:p text:style-name="P5">releas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792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0:32:22.088988311</meta:creation-date>
    <meta:generator>LibreOffice/7.6.2.1$Linux_X86_64 LibreOffice_project/60$Build-1</meta:generator>
    <dc:date>2023-11-07T11:02:38.324692952</dc:date>
    <meta:editing-duration>PT3M10S</meta:editing-duration>
    <meta:editing-cycles>2</meta:editing-cycles>
    <meta:document-statistic meta:object-count="18"/>
  </office:meta>
</office:document-meta>
</file>